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1.16pt"/>
    </style:style>
    <style:style style:name="co2" style:family="table-column">
      <style:table-column-properties fo:break-before="auto" style:column-width="53.26pt"/>
    </style:style>
    <style:style style:name="co3" style:family="table-column">
      <style:table-column-properties fo:break-before="auto" style:column-width="212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2.81pt"/>
    </style:style>
    <style:style style:name="co6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rob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Measured values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>
            <text:p>Encoder ticks per rotation [ticks]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Wheel diameter [mm]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Distance between wheels [mm]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otor turns in 10 seconds at max power [turn]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onfiguration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stick max speed (0-100)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Intermediate values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>
            <text:p>Wheel circumference [m]</text:p>
          </table:table-cell>
          <table:table-cell table:formula="of:=PI()*[.B4]/1000" office:value-type="float" office:value="0.166504410640259" calcext:value-type="float">
            <text:p>0.166504410640259</text:p>
          </table:table-cell>
          <table:table-cell/>
        </table:table-row>
        <table:table-row table:style-name="ro1">
          <table:table-cell office:value-type="string" calcext:value-type="string">
            <text:p>Distance between wheels [m]</text:p>
          </table:table-cell>
          <table:table-cell table:formula="of:=[.B5]/100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Wheel turns per meter [count]</text:p>
          </table:table-cell>
          <table:table-cell table:formula="of:=1/[.B13]" office:value-type="float" office:value="6.00584690912813" calcext:value-type="float">
            <text:p>6.00584690912813</text:p>
          </table:table-cell>
          <table:table-cell/>
        </table:table-row>
        <table:table-row table:style-name="ro1">
          <table:table-cell office:value-type="string" calcext:value-type="string">
            <text:p>Motor turns per second [turn/s]</text:p>
          </table:table-cell>
          <table:table-cell table:formula="of:=[.B6]/1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Meters per turn [m/turn]</text:p>
          </table:table-cell>
          <table:table-cell table:formula="of:=[.B13]" office:value-type="float" office:value="0.166504410640259" calcext:value-type="float">
            <text:p>0.166504410640259</text:p>
          </table:table-cell>
          <table:table-cell/>
        </table:table-row>
        <table:table-row table:style-name="ro1">
          <table:table-cell office:value-type="string" calcext:value-type="string">
            <text:p>Motor max speed [m/s]</text:p>
          </table:table-cell>
          <table:table-cell table:formula="of:=[.B13]*[.B16]" office:value-type="float" office:value="0.0999026463841554" calcext:value-type="float">
            <text:p>0.099902646384155</text:p>
          </table:table-cell>
          <table:table-cell/>
        </table:table-row>
        <table:table-row table:style-name="ro1">
          <table:table-cell office:value-type="string" calcext:value-type="string">
            <text:p>Speed scale factor [%]</text:p>
          </table:table-cell>
          <table:table-cell table:formula="of:=[.B9]/100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alculated Output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ROS variable</text:p>
          </table:table-cell>
        </table:table-row>
        <table:table-row table:style-name="ro1">
          <table:table-cell office:value-type="string" calcext:value-type="string">
            <text:p>Ticks per meter [ticks/m]</text:p>
          </table:table-cell>
          <table:table-cell table:formula="of:=[.B15]*[.B3]" office:value-type="float" office:value="12011.6938182563" calcext:value-type="float">
            <text:p>12011.6938182563</text:p>
          </table:table-cell>
          <table:table-cell office:value-type="string" calcext:value-type="string">
            <text:p>ticks_meter</text:p>
          </table:table-cell>
        </table:table-row>
        <table:table-row table:style-name="ro1">
          <table:table-cell office:value-type="string" calcext:value-type="string">
            <text:p>Base width [m]</text:p>
          </table:table-cell>
          <table:table-cell table:formula="of:=[.B5]/1000" office:value-type="float" office:value="0.2" calcext:value-type="float">
            <text:p>0.2</text:p>
          </table:table-cell>
          <table:table-cell office:value-type="string" calcext:value-type="string">
            <text:p>base_width</text:p>
          </table:table-cell>
        </table:table-row>
        <table:table-row table:style-name="ro1">
          <table:table-cell office:value-type="string" calcext:value-type="string">
            <text:p>Joysick speed – linear [m/s]</text:p>
          </table:table-cell>
          <table:table-cell table:formula="of:=[.B18]*[.B19]" office:value-type="float" office:value="0.0749269847881166" calcext:value-type="float">
            <text:p>0.074926984788117</text:p>
          </table:table-cell>
          <table:table-cell office:value-type="string" calcext:value-type="string">
            <text:p>teleop/move/axis_mappings/scale [linear.x]</text:p>
          </table:table-cell>
        </table:table-row>
        <table:table-row table:style-name="ro1">
          <table:table-cell office:value-type="string" calcext:value-type="string">
            <text:p>Joysick speed – angular [rad*m/s]</text:p>
          </table:table-cell>
          <table:table-cell table:formula="of:=[.B25]*2/[.B14]" office:value-type="float" office:value="0.749269847881166" calcext:value-type="float">
            <text:p>0.749269847881166</text:p>
          </table:table-cell>
          <table:table-cell office:value-type="string" calcext:value-type="string">
            <text:p><text:span text:style-name="T1">teleop/move/axis_mappings/scale [</text:span>angular.z]</text:p>
          </table:table-cell>
        </table:table-row>
      </table:table>
      <table:table table:name="Test robot - autotuning" table:style-name="ta1">
        <table:table-column table:style-name="co5" table:default-cell-style-name="ce1"/>
        <table:table-column table:style-name="co6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Autotuning - <text:a xlink:href="https://en.wikipedia.org/wiki/Ziegler–Nichols_method" xlink:type="simple">https://en.wikipedia.org/wiki/Ziegler%E2%80%93Nichols_method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sured valu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u (max Kp value with</text:p>
            <text:p>converging oscillations)</text:p>
          </table:table-cell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cillations period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termediate valu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/Kt</text:p>
          </table:table-cell>
          <table:table-cell table:formula="of:=[.$B$3]/[.$B$7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*Kt</text:p>
          </table:table-cell>
          <table:table-cell table:formula="of:=[.$B$3]*[.$B$7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ntrol Type</text:p>
          </table:table-cell>
          <table:table-cell table:style-name="ce1" office:value-type="string" calcext:value-type="string">
            <text:p>Kp</text:p>
          </table:table-cell>
          <table:table-cell table:style-name="ce1" office:value-type="string" calcext:value-type="string">
            <text:p>Ti</text:p>
          </table:table-cell>
          <table:table-cell table:style-name="ce1" office:value-type="string" calcext:value-type="string">
            <text:p>Td</text:p>
          </table:table-cell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Kd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formula="of:=0.5*[.$B$3]" office:value-type="float" office:value="1200" calcext:value-type="float">
            <text:p>1200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table:formula="of:=0.45*[.$B$3]" office:value-type="float" office:value="1080" calcext:value-type="float">
            <text:p>1080</text:p>
          </table:table-cell>
          <table:table-cell table:formula="of:=[.$B$7]/1.2" office:value-type="float" office:value="0.833333333333333" calcext:value-type="float">
            <text:p>0.833333333333333</text:p>
          </table:table-cell>
          <table:table-cell office:value-type="string" calcext:value-type="string">
            <text:p>-</text:p>
          </table:table-cell>
          <table:table-cell table:formula="of:=0.54*[.$B$8]" office:value-type="float" office:value="1296" calcext:value-type="float">
            <text:p>12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table:formula="of:=0.8*[.$B$3]" office:value-type="float" office:value="1920" calcext:value-type="float">
            <text:p>1920</text:p>
          </table:table-cell>
          <table:table-cell office:value-type="string" calcext:value-type="string">
            <text:p>-</text:p>
          </table:table-cell>
          <table:table-cell table:formula="of:=[.$B$7]/8" office:value-type="float" office:value="0.125" calcext:value-type="float">
            <text:p>0.125</text:p>
          </table:table-cell>
          <table:table-cell office:value-type="string" calcext:value-type="string">
            <text:p>-</text:p>
          </table:table-cell>
          <table:table-cell table:formula="of:=[.$B$9]/10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classic PID</text:p>
          </table:table-cell>
          <table:table-cell table:formula="of:=0.6*[.$B$3]" office:value-type="float" office:value="1440" calcext:value-type="float">
            <text:p>1440</text:p>
          </table:table-cell>
          <table:table-cell table:formula="of:=[.$B$7]/2" office:value-type="float" office:value="0.5" calcext:value-type="float">
            <text:p>0.5</text:p>
          </table:table-cell>
          <table:table-cell table:formula="of:=[.$B$7]/8" office:value-type="float" office:value="0.125" calcext:value-type="float">
            <text:p>0.125</text:p>
          </table:table-cell>
          <table:table-cell table:formula="of:=1.2*[.$B$8]" office:value-type="float" office:value="2880" calcext:value-type="float">
            <text:p>2880</text:p>
          </table:table-cell>
          <table:table-cell table:formula="of:=[.$B$9]/4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essen Integral Rule</text:p>
          </table:table-cell>
          <table:table-cell table:formula="of:=7*[.$B$3]/10" office:value-type="float" office:value="1680" calcext:value-type="float">
            <text:p>1680</text:p>
          </table:table-cell>
          <table:table-cell table:formula="of:=2*[.$B$7]/5" office:value-type="float" office:value="0.4" calcext:value-type="float">
            <text:p>0.4</text:p>
          </table:table-cell>
          <table:table-cell table:formula="of:=3*[.$B$7]/20" office:value-type="float" office:value="0.15" calcext:value-type="float">
            <text:p>0.15</text:p>
          </table:table-cell>
          <table:table-cell table:formula="of:=1.75*[.$B$8]" office:value-type="float" office:value="4200" calcext:value-type="float">
            <text:p>4200</text:p>
          </table:table-cell>
          <table:table-cell table:formula="of:=[.$B$9]/200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ome overshoot</text:p>
          </table:table-cell>
          <table:table-cell table:formula="of:=[.$B$3]/3" office:value-type="float" office:value="800" calcext:value-type="float">
            <text:p>800</text:p>
          </table:table-cell>
          <table:table-cell table:formula="of:=[.$B$7]/2" office:value-type="float" office:value="0.5" calcext:value-type="float">
            <text:p>0.5</text:p>
          </table:table-cell>
          <table:table-cell table:formula="of:=[.$B$7]/3" office:value-type="float" office:value="0.333333333333333" calcext:value-type="float">
            <text:p>0.333333333333333</text:p>
          </table:table-cell>
          <table:table-cell table:formula="of:=2/3*[.$B$8]" office:value-type="float" office:value="1600" calcext:value-type="float">
            <text:p>1600</text:p>
          </table:table-cell>
          <table:table-cell table:formula="of:=[.$B$9]/9" office:value-type="float" office:value="266.666666666667" calcext:value-type="float">
            <text:p>266.666666666667</text:p>
          </table:table-cell>
        </table:table-row>
        <table:table-row table:style-name="ro1">
          <table:table-cell office:value-type="string" calcext:value-type="string">
            <text:p>no overshoot</text:p>
          </table:table-cell>
          <table:table-cell table:formula="of:=[.$B$3]/5" office:value-type="float" office:value="480" calcext:value-type="float">
            <text:p>480</text:p>
          </table:table-cell>
          <table:table-cell table:formula="of:=[.$B$7]/2" office:value-type="float" office:value="0.5" calcext:value-type="float">
            <text:p>0.5</text:p>
          </table:table-cell>
          <table:table-cell table:formula="of:=[.$B$7]/3" office:value-type="float" office:value="0.333333333333333" calcext:value-type="float">
            <text:p>0.333333333333333</text:p>
          </table:table-cell>
          <table:table-cell table:formula="of:=(2/5)*[.$B$8]" office:value-type="float" office:value="960" calcext:value-type="float">
            <text:p>960</text:p>
          </table:table-cell>
          <table:table-cell table:formula="of:=[.$B$9]/15" office:value-type="float" office:value="160" calcext:value-type="float">
            <text:p>160</text:p>
          </table:table-cell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Kp attempts</text:p>
          </table:table-cell>
          <table:table-cell table:style-name="ce1" office:value-type="string" calcext:value-type="string">
            <text:p>Oscillations</text:p>
          </table:table-cell>
          <table:table-cell table:style-name="ce1" office:value-type="string" calcext:value-type="string">
            <text:p>Period [Hz]</text:p>
          </table:table-cell>
          <table:table-cell table:number-columns-repeated="3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Default"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Default" office:value-type="float" office:value="600" calcext:value-type="float">
            <text:p>600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Default" office:value-type="float" office:value="2400" calcext:value-type="float">
            <text:p>2400</text:p>
          </table:table-cell>
          <table:table-cell office:value-type="string" calcext:value-type="string">
            <text:p>Converging</text:p>
          </table:table-cell>
          <table:table-cell table:number-columns-repeated="4"/>
        </table:table-row>
        <table:table-row table:style-name="ro1">
          <table:table-cell table:style-name="Default" office:value-type="float" office:value="3000" calcext:value-type="float">
            <text:p>3000</text:p>
          </table:table-cell>
          <table:table-cell office:value-type="string" calcext:value-type="string">
            <text:p>Converging</text:p>
          </table:table-cell>
          <table:table-cell table:number-columns-repeated="4"/>
        </table:table-row>
        <table:table-row table:style-name="ro1">
          <table:table-cell table:style-name="Default" office:value-type="float" office:value="3600" calcext:value-type="float">
            <text:p>3600</text:p>
          </table:table-cell>
          <table:table-cell office:value-type="string" calcext:value-type="string">
            <text:p>Not converg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5000" calcext:value-type="float">
            <text:p>5000</text:p>
          </table:table-cell>
          <table:table-cell office:value-type="string" calcext:value-type="string">
            <text:p>Not converg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 style:data-style-name="N2" text:time-value="02:48:20.935380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8T17:10:25.919019732</meta:creation-date>
    <dc:date>2020-02-09T06:46:02.133374649</dc:date>
    <meta:editing-duration>PT9H17M16S</meta:editing-duration>
    <meta:editing-cycles>16</meta:editing-cycles>
    <meta:generator>LibreOffice/6.0.7.3$Linux_X86_64 LibreOffice_project/00m0$Build-3</meta:generator>
    <meta:document-statistic meta:table-count="2" meta:cell-count="127" meta:object-count="0"/>
  </office:meta>
</office:document-meta>
</file>